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ea85b"/>
    </style:style>
    <style:style style:name="P4" style:family="paragraph" style:parent-style-name="Standard">
      <style:text-properties style:font-name="Times New Roman" officeooo:rsid="000bb970" officeooo:paragraph-rsid="00301cfd"/>
    </style:style>
    <style:style style:name="P5" style:family="paragraph" style:parent-style-name="Standard">
      <style:text-properties style:font-name="Times New Roman" officeooo:paragraph-rsid="002ea85b"/>
    </style:style>
    <style:style style:name="P6" style:family="paragraph" style:parent-style-name="Standard">
      <style:text-properties style:font-name="Times New Roman" officeooo:paragraph-rsid="00301cfd"/>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5"><text:span text:style-name="T1">Diñeiro </text:span></text:p>
      <text:p text:style-name="P5"><text:span text:style-name="T1"/></text:p>
      <text:p text:style-name="P5"><text:span text:style-name="T1">Este capítulo examina como conseguir fondos nun entorno de software libre. Está dirixido non só a desenvolvedores aos que se lles paga por traballaren en proxectos de software libre, senón tamén aos 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span></text:p>
      <text:p text:style-name="P5"><text:span text:style-name="T1"/></text:p>
      <text:p text:style-name="P5"><text:span text:style-name="T1">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span></text:p>
      <text:p text:style-name="P5"><text:span text:style-name="T1"/></text:p>
      <text:p text:style-name="P5"><text:span text:style-name="T1">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span></text:p>
      <text:p text:style-name="P5"><text:span text:style-name="T1"><text:s/></text:span></text:p>
      <text:p text:style-name="P5"><text:span text:style-name="T1">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span></text:p>
      <text:p text:style-name="P5"><text:span text:style-name="T1"/></text:p>
      <text:p text:style-name="P5"><text:span text:style-name="T1">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text:span><text:soft-page-break/><text:span text:style-name="T1">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span></text:p>
      <text:p text:style-name="P5"><text:span text:style-name="T1"/></text:p>
      <text:p text:style-name="P5"><text:span text:style-name="T1">O diñeiro debe ser usado con coidado, mais iso non quere dicir que non poida comprar influencia <text:s/>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span></text:p>
      <text:p text:style-name="P5"><text:span text:style-name="T1"/></text:p>
      <text:p text:style-name="P5"><text:span text:style-name="T1">Polo tanto, o diñeiro non pode comprar influencia, mais pode comprar cousas que &lt;emphasis&gt;conducen á&lt;/emphasis&gt;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span></text:p>
      <text:p text:style-name="P5"><text:span text:style-name="T1"/></text:p>
      <text:p text:style-name="P5"><text:span text:style-name="T1">Tipos de participación </text:span></text:p>
      <text:p text:style-name="P5"><text:span text:style-name="T1"/></text:p>
      <text:p text:style-name="P5"><text:span text:style-name="T1">Existen múltiples razóns distintas polas que os proxectos de código aberto conseguen fondos. Os elementos desta lista non son mutuamente excluentes; a miúdo o financiamento dun proxecto será o resultado de varias, ou mesmo todas estas motivacións: </text:span></text:p>
      <text:p text:style-name="P5"><text:span text:style-name="T1"/></text:p>
      <text:p text:style-name="P5"><text:span text:style-name="T1">Compartindo a carga </text:span></text:p>
      <text:p text:style-name="P5"><text:span text:style-name="T1"/></text:p>
      <text:p text:style-name="P5"><text:span text:style-name="T1">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span></text:p>
      <text:p text:style-name="P5"><text:span text:style-name="T1"/></text:p>
      <text:p text:style-name="P5"><text:span text:style-name="T1">Exemplos: &lt;ulink url="http://www.openadapter.org/"&gt;&lt;/ulink&gt;, &lt;ulink url="http://www.koha.org/"&gt;&lt;/ulink&gt; </text:span></text:p>
      <text:p text:style-name="P5"><text:span text:style-name="T1"/></text:p>
      <text:p text:style-name="P5"><text:span text:style-name="T1">Aumentando servizos </text:span></text:p>
      <text:p text:style-name="P5"><text:span text:style-name="T1"><text:s/></text:span></text:p>
      <text:p text:style-name="P5"><text:span text:style-name="T1">Cando unha empresa vende servizos que dependen de, ou se tornan máis atractivos con, programas de código aberto, naturalmente un dos intereses desta compañía é asegurar que estes programas sexan </text:span><text:soft-page-break/><text:span text:style-name="T1">mantidos activamente. </text:span></text:p>
      <text:p text:style-name="P5"><text:span text:style-name="T1"/></text:p>
      <text:p text:style-name="P5"><text:span text:style-name="T1">Exemplo: o apoio de &lt;ulink url="http://www.collab.net/"&gt;CollabNet&lt;/ulink&gt; ao soporte de &lt;ulink url="http://subversion.tigris.org/"&gt;&lt;/ulink&gt; (Nota: este é o meu traballo diario, mais tamén é un exemplo perfecto deste modelo). </text:span></text:p>
      <text:p text:style-name="P5"><text:span text:style-name="T1"/></text:p>
      <text:p text:style-name="P5"><text:span text:style-name="T1">Apoiando as ventas de hardware </text:span></text:p>
      <text:p text:style-name="P5"><text:span text:style-name="T1"/></text:p>
      <text:p text:style-name="P5"><text:span text:style-name="T1">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span></text:p>
      <text:p text:style-name="P5"><text:span text:style-name="T1"/></text:p>
      <text:p text:style-name="P5"><text:span text:style-name="T1">Minando a concorrencia </text:span></text:p>
      <text:p text:style-name="P5"><text:span text:style-name="T1"/></text:p>
      <text:p text:style-name="P5"><text:span text:style-name="T1">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span></text:p>
      <text:p text:style-name="P5"><text:span text:style-name="T1"/></text:p>
      <text:p text:style-name="P5"><text:span text:style-name="T1">Exemplo: &lt;ulink url="http://www.openoffice.org/"&gt;&lt;/ulink&gt; (non, esta non é a única razón pola cal OpenOffice existe, mais este software é en parte unha resposta a Microsoft Office). </text:span></text:p>
      <text:p text:style-name="P5"><text:span text:style-name="T1"/></text:p>
      <text:p text:style-name="P5"><text:span text:style-name="T1">&lt;term&gt;Mercadotecnia&lt;/term&gt; </text:span></text:p>
      <text:p text:style-name="P5"><text:span text:style-name="T1"/></text:p>
      <text:p text:style-name="P5"><text:span text:style-name="T1">Ter a túa empresa asociada cunha aplicación popular de código aberto pode ser unha boa xestión de marca. </text:span></text:p>
      <text:p text:style-name="P5"><text:span text:style-name="T1"/></text:p>
      <text:p text:style-name="P5"><text:span text:style-name="T1">Licenciamento dual </text:span></text:p>
      <text:p text:style-name="P5"><text:span text:style-name="T1"/></text:p>
      <text:p text:style-name="P5"><text:span text:style-name="T1">&lt;firstterm&gt;Licenciamento dual&lt;/firstterm&gt;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lt;xref linkend="dual-licensing"/&gt;&lt;phrase output="printed"&gt; en &lt;xref linkend="legal"/&gt;&lt;/phrase&gt;). Se a comunidade de desenvolvedores de software libre é activa, o programa recibe os beneficios do desenvolvemento e procura de erros de amplo espectro mentres a empresa segue obtendo beneficios polas regalías para manter algúns desenvolvedores a tempo completo. </text:span></text:p>
      <text:p text:style-name="P5"><text:span text:style-name="T1"/></text:p>
      <text:p text:style-name="P5"><text:span text:style-name="T1">Dous exemplos moi coñecidos son &lt;ulink url="http://www.mysql.com/"&gt;MySQL&lt;/ulink&gt;, creadores da base de datos co mesmo nome, e &lt;ulink url="http://www.sleepycat.com/"&gt;Sleepycat&lt;/ulink&gt;,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span></text:p>
      <text:p text:style-name="P5"><text:span text:style-name="T1"/></text:p>
      <text:p text:style-name="P5"><text:span text:style-name="T1">Doazóns </text:span></text:p>
      <text:p text:style-name="P5"><text:span text:style-name="T1"/></text:p>
      <text:p text:style-name="P5"><text:span text:style-name="T1">Un proxecto popular pode ás veces obter contribucións significativas tanto de individuos como de organizacións, simplemente tendo en liña un botón de doazóns ou ás veces vendendo produtos </text:span><text:soft-page-break/><text:span text:style-name="T1">promocionais como cuncas de café, camisetas, tapetes de rato, etc. Precaución: se o teu proxecto acepta doazóns, planifica como vai ser empregado o diñeiro &lt;emphasis&gt;antes&lt;/emphasis&gt;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span></text:p>
      <text:p text:style-name="P5"><text:span text:style-name="T1"/></text:p>
      <text:p text:style-name="P5"><text:span text:style-name="T1">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span></text:p>
      <text:p text:style-name="P5"><text:span text:style-name="T1"/></text:p>
      <text:p text:style-name="P5"><text:span text:style-name="T1">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span></text:p>
      <text:p text:style-name="P5"><text:span text:style-name="T1"/></text:p>
      <text:p text:style-name="P5"><text:span text:style-name="T1">Contratos a longo prazo </text:span></text:p>
      <text:p text:style-name="P5"><text:span text:style-name="T1"/></text:p>
      <text:p text:style-name="P5"><text:span text:style-name="T1">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span></text:p>
      <text:p text:style-name="P5"><text:span text:style-name="T1"/></text:p>
      <text:p text:style-name="P5"><text:span text:style-name="T1">A credibilidade acumulada por un desenvolvedor non pode ser transferida. O exemplo máis obvio está en que un desenvolvedor que acaba de incorporase non pode herdar o nivel acceso ao código de quen marcha (máis en &lt;xref linkend="money-vs-love"/&gt;), así que se o novo desenvolvedor non ten permisos para realizar mudanzas, deberá enviar remendo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span></text:p>
      <text:p text:style-name="P5"><text:span text:style-name="T1"/></text:p>
      <text:p text:style-name="P5"><text:span text:style-name="T1">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text:span><text:soft-page-break/><text:span text:style-name="T1">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span></text:p>
      <text:p text:style-name="P5"><text:span text:style-name="T1"/></text:p>
      <text:p text:style-name="P5"><text:span text:style-name="T1">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remendos. </text:span></text:p>
      <text:p text:style-name="P5"><text:span text:style-name="T1"/></text:p>
      <text:p text:style-name="P5"><text:span text:style-name="T1">Parecer varios, non un </text:span></text:p>
      <text:p text:style-name="P5"><text:span text:style-name="T1"/></text:p>
      <text:p text:style-name="P5"><text:span text:style-name="T1">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remendos, adquirir credibilidade, votar, etc. Unha empresa non pode. </text:span></text:p>
      <text:p text:style-name="P5"><text:span text:style-name="T1"/></text:p>
      <text:p text:style-name="P5"><text:span text:style-name="T1">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span></text:p>
      <text:p text:style-name="P5"><text:span text:style-name="T1"/></text:p>
      <text:p text:style-name="P5"><text:span text:style-name="T1">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text:span><text:soft-page-break/><text:span text:style-name="T1">argumentacións opostas. O seu propósito simplemente é inhibir o tipo de xente á que lle gusta obxectar só para manterse en forma; bótalle unha ollada a &lt;xref linkend="bikeshed"/&gt;&lt;phrase output="printed"&gt; en &lt;xref linkend="communications"/&gt;&lt;/phrase&gt; para saberes máis sobre eles. </text:span></text:p>
      <text:p text:style-name="P5"><text:span text:style-name="T1"/></text:p>
      <text:p text:style-name="P5"><text:span text:style-name="T1">Sé aberto sobre as túas motivacións </text:span></text:p>
      <text:p text:style-name="P5"><text:span text:style-name="T1"/></text:p>
      <text:p text:style-name="P5"><text:span text:style-name="T1">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lt;emphasis&gt;por que&lt;/emphasis&gt; ti queres o que queres, máis cómoda se vai sentir co que propuxeres. </text:span></text:p>
      <text:p text:style-name="P5"><text:span text:style-name="T1"/></text:p>
      <text:p text:style-name="P5"><text:span text:style-name="T1">Isto contradí o instinto&amp;mdash;tan sinxelo de adquirir e tan complicado de deixar&amp;mdash;de que o coñecemento é poder, e que canto máis saiban os demais sobre os teus obxectivos, máis control terán sobre ti. Mais ese instinto está errado neste caso. Ao avogares publicamente por unha funcionalidade (ou corrección de erro, ou o que for) ti &lt;emphasis&gt;xa&lt;/emphasis&gt;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span></text:p>
      <text:p text:style-name="P5"><text:span text:style-name="T1"/></text:p>
      <text:p text:style-name="P5"><text:span text:style-name="T1">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span></text:p>
      <text:p text:style-name="P5"><text:span text:style-name="T1"/></text:p>
      <text:p text:style-name="P5"><text:span text:style-name="T1">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span></text:p>
      <text:p text:style-name="P5"><text:span text:style-name="T1"/></text:p>
      <text:p text:style-name="P5"><text:span text:style-name="T1">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text:span><text:soft-page-break/><text:span text:style-name="T1">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span></text:p>
      <text:p text:style-name="P5"><text:span text:style-name="T1"/></text:p>
      <text:p text:style-name="P5"><text:span text:style-name="T1">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lt;emphasis&gt;xa &lt;/emphasis&gt; investís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span></text:p>
      <text:p text:style-name="P5"><text:span text:style-name="T1"/></text:p>
      <text:p text:style-name="P5"><text:span text:style-name="T1">Naturalmente, &lt;emphasis&gt;ti&lt;/emphasis&gt;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span></text:p>
      <text:p text:style-name="P5"><text:span text:style-name="T1"/></text:p>
      <text:p text:style-name="P5"><text:span text:style-name="T1">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span></text:p>
      <text:p text:style-name="P5"><text:span text:style-name="T1"/></text:p>
      <text:p text:style-name="P5"><text:span text:style-name="T1">O diñeiro non pode comprar o amor </text:span></text:p>
      <text:p text:style-name="P5"><text:span text:style-name="T1"/></text:p>
      <text:p text:style-name="P5"><text:span text:style-name="T1">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lt;emphasis&gt;poderían&lt;/emphasis&gt; ser creadas polo diñeiro. Non debes comezar asumindo que as tensións están aí; o preciso é demostrares que estás ao tanto de que potencialmente poden xurdir. </text:span></text:p>
      <text:p text:style-name="P5"><text:span text:style-name="T1"/></text:p>
      <text:p text:style-name="P5"><text:span text:style-name="T1">Un exemplo perfecto disto xurdiu no proxecto Subversion. Subversion arrancou en 2000 grazas a &lt;ulink url=\"http://www.collab.net/\"&gt;CollabNet&lt;/ulink&gt;, o cal é o principal financeiro do proxecto desde a súa concepción, pagando os salarios de varios desenvolvedores (nota: eu son un deles). Pouco despois do comezo do proxecto, contratamos outro desenvolvedor, Mike Pilato, para unirse ao esforzo. </text:span><text:soft-page-break/><text:span text:style-name="T1">Na altura xa se comezara a escribir código. </text:span></text:p>
      <text:p text:style-name="P5"><text:span text:style-name="T1">Embora Subversion aínda estaba nas súas etapas iniciais, xa había unha comunidade de desenvolvemento cun conxunto de normas básicas. </text:span></text:p>
      <text:p text:style-name="P5"><text:span text:style-name="T1"/></text:p>
      <text:p text:style-name="P5"><text:span text:style-name="T1">A chegada de Mike fixo xurdir unha cuestión interesante. Subversion xa tiña unha política sobre como os novos desenvolvedores conseguían acceso para faceren commit (gravación de mudanzas no repositorio central do código fonte). Primeiro, debían enviar algúns remendos ás listas de correo de desenvolvemento. Despois dun número suficiente de remendos para que o resto de desenvolvedores puidesen ver que o novo contribuínte sabía o que estaba a facer, alguén propoñía que simplemente fixera commit directamente (esta proposta era privada, como se describe en &lt;xref linkend="committers"/&gt;). Asumindo o acordo dos desenvolvedores con acceso a facer commit, un deles enviáballe un correo ao novo desenvolvedor e ofrecíalle acceso a facer commit no repositorio do proxecto. </text:span></text:p>
      <text:p text:style-name="P5"><text:span text:style-name="T1"/></text:p>
      <text:p text:style-name="P5"><text:span text:style-name="T1">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amp;mdash;Collabnet simplemente cómprao. </text:span></text:p>
      <text:p text:style-name="P5"><text:span text:style-name="T1"/></text:p>
      <text:p text:style-name="P5"><text:span text:style-name="T1">Polo tanto Mike estivo de acordo en comezar o seu traballo en CollabNet como calquera outro desenvolvedor voluntario, sen acceso a facer commit. Enviou remendo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span></text:p>
      <text:p text:style-name="P5"><text:span text:style-name="T1"/></text:p>
      <text:p text:style-name="P5"><text:span text:style-name="T1">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span></text:p>
      <text:p text:style-name="P5"><text:span text:style-name="T1"/></text:p>
      <text:p text:style-name="P5"><text:span text:style-name="T1">(Ver tamén o blog de Danese Cooper en &lt;ulink url="http://blogs.sun.com/roller/page/DaneseCooper/20040916"&gt;&lt;/ulink&gt; para ver unha historia similar sobre o acceso a facer commit. Cooper foi a "Open Source Diva" de Sun Microsystems&amp;mdash;creo que ese era o seu título oficial&amp;mdash;e na entrada do blog, describe como a comunidade de desenvolvemento de Tomcat fixo que Sun seguise para os seus desenvolvedores os mesmos estándares que para os desenvolvedores que non eran de Sun) </text:span></text:p>
      <text:p text:style-name="P5"><text:span text:style-name="T1"/></text:p>
      <text:p text:style-name="P5"><text:span text:style-name="T1">A necesidade dos investidores de xogaren coas mesmas normas que os demais quere dicir que o </text:span><text:soft-page-break/><text:span text:style-name="T1">modelo de goberno da Ditadura Benevolente (ver &lt;xref linkend="benevolent-dictator"/&gt;&lt;phrase output="printed"&gt; en &lt;xref linkend="social-infrastructure"/&gt;&lt;/phrase&gt;)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span></text:p>
      <text:p text:style-name="P5"><text:span text:style-name="T1"/></text:p>
      <text:p text:style-name="P5"><text:span text:style-name="T1">Contratación </text:span></text:p>
      <text:p text:style-name="P5"><text:span text:style-name="T1"/></text:p>
      <text:p text:style-name="P5"><text:span text:style-name="T1">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lt;emphasis&gt;será capaz&lt;/emphasis&gt;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span></text:p>
      <text:p text:style-name="P5"><text:span text:style-name="T1"/></text:p>
      <text:p text:style-name="P5"><text:span text:style-name="T1">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lt;foreignphrase&gt;boa fe&lt;/foreignphrase&gt;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span></text:p>
      <text:p text:style-name="P5"><text:span text:style-name="T1"><text:s/></text:span></text:p>
      <text:p text:style-name="P5"><text:span text:style-name="T1">A mellor táctica para unha contratación con éxito é contratar un dos desenvolvedores do proxecto&amp;mdash; preferiblemente un committer&amp;mdash.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text:span><text:soft-page-break/><text:span text:style-name="T1">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experimentados, e cando menos algúns deles vanlle dedicar atención ao traballo contratado simplemente porque parece que vai ser feito,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span></text:p>
      <text:p text:style-name="P5"><text:span text:style-name="T1"/></text:p>
      <text:p text:style-name="P5"><text:span text:style-name="T1">Isto lanza inmediatamente dúas preguntas: os contratos deben ser sempre privados? E cando non o foren, deberías preocuparte pola creación de tensións na comunidade derivadas do feito de tiveres contratado algúns desenvolvedores e non outros? </text:span></text:p>
      <text:p text:style-name="P5"><text:span text:style-name="T1"/></text:p>
      <text:p text:style-name="P5"><text:span text:style-name="T1">É mellor seres transparente sobre os contratos, cando puideres. Doutro xeito, o comportamento do contratado pode parecerlle raro a outros na comunidades&amp;mdash;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span></text:p>
      <text:p text:style-name="P5"><text:span text:style-name="T1"/></text:p>
      <text:p text:style-name="P5"><text:span text:style-name="T1">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lt;firstterm&gt;privmsg&lt;/firstterm&gt;,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span></text:p>
      <text:p text:style-name="P5"><text:span text:style-name="T1"/></text:p>
      <text:p text:style-name="P5"><text:span text:style-name="T1">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span></text:p>
      <text:p text:style-name="P5"><text:span text:style-name="T1"/></text:p>
      <text:p text:style-name="P5"><text:span text:style-name="T1">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ext:span><text:soft-page-break/><text:span text:style-name="T1">traballar contigo es relutante a trocalo por unha persoa diferente só para seres equitativo. Pénsao deste xeito: a primeira vez que contratas, non vai haber queixas, porque claramente tes que escoller &lt;emphasis&gt;alguén&lt;/emphasis&gt;&amp;mdash; non é culpa túa que non poidas contratar todo o mundo. Despois, cando contratas a mesma persoa por segunda vez, entón só é sentido común: ti xa o coñeces, a última vez tivestes éxito, entón por que asumir riscos innecesarios? Deste modo, é perfectamente natural ter unha ou dúas persoas de man na comunidade, en lugar de repartir o traballo uniformemente. </text:span></text:p>
      <text:p text:style-name="P5"><text:span text:style-name="T1"/></text:p>
      <text:p text:style-name="P5"><text:span text:style-name="T1">Revisión e aceptación de mudanzas </text:span></text:p>
      <text:p text:style-name="P5"><text:span text:style-name="T1"/></text:p>
      <text:p text:style-name="P5"><text:span text:style-name="T1">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amp;mdash;pensa nel como un departamento de deseño e garantía de calidade. É beneficioso ser perseguido, e non simplemente soportado. </text:span></text:p>
      <text:p text:style-name="P5"><text:span text:style-name="T1"/></text:p>
      <text:p text:style-name="P3">Caso de estudo: o protocolo de autenticación vía contrasinal de CVS </text:p>
      <text:p text:style-name="P6"><text:span text:style-name="T1"/></text:p>
      <text:p text:style-name="P6"><text:span text:style-name="T1"/></text:p>
      <text:p text:style-name="P6"><text:span text:style-name="T1">En 1995, fun a metade dunha sociedade que fornecía soporte e melloras a CVS (o "Concurrent Versions System"; mira &lt;ulink url="http://www.cvshome.org/"&gt;&lt;/ulink&gt;). O meu socio Jim e máis eu eramos, informalmente, os mantedores de CVS. mais nós nunca pensaramos coidadosamente sobre como deberiamos dicirllo á comunidade de voluntarios de desenvolvemento de CVS. Nós simplemente asumimos que eles continuarían enviando remendos, e nós aplicariámolos, e así sería como funcionaría. </text:span></text:p>
      <text:p text:style-name="P6"><text:span text:style-name="T1"/></text:p>
      <text:p text:style-name="P6"><text:span text:style-name="T1">Voltando ao tema, o traballo en rede sobre CVS só podía facerse mediante un programa de acceso remoto como &lt;literal&gt;rsh&lt;/literal&gt;.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span></text:p>
      <text:p text:style-name="P6"><text:span text:style-name="T1"/></text:p>
      <text:p text:style-name="P6"><text:span text:style-name="T1">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s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remendos con frecuencia, facendo pequenos e sinxelos commits a unha rama especial, etc. O protocolo de autenticación resultante non foi moi bo, e por suposto, unha vez que se chegou a establecer, foi difícil de mellorar debido a cuestións de compatibilidade. </text:span></text:p>
      <text:p text:style-name="P6"><text:span text:style-name="T1"/></text:p>
      <text:p text:style-name="P6"><text:span text:style-name="T1">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text:span><text:soft-page-break/><text:span text:style-name="T1">participasen. </text:span></text:p>
      <text:p text:style-name="P6"><text:span text:style-name="T1"/></text:p>
      <text:p text:style-name="P6"><text:span text:style-name="T1">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span></text:p>
      <text:p text:style-name="P6"><text:span text:style-name="T1"/></text:p>
      <text:p text:style-name="P6"><text:span text:style-name="T1">Financiando actividades para alén da programación </text:span></text:p>
      <text:p text:style-name="P6"><text:span text:style-name="T1"/></text:p>
      <text:p text:style-name="P6"><text:span text:style-name="T1">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span></text:p>
      <text:p text:style-name="P6"><text:span text:style-name="T1"><text:s/></text:span></text:p>
      <text:p text:style-name="P6"><text:span text:style-name="T1">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span></text:p>
      <text:p text:style-name="P6"><text:span text:style-name="T1"/></text:p>
      <text:p text:style-name="P6"><text:span text:style-name="T1">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span></text:p>
      <text:p text:style-name="P6"><text:span text:style-name="T1"/></text:p>
      <text:p text:style-name="P6"><text:span text:style-name="T1">Garantía da calidade (por exemplo, testaxe profesional) </text:span></text:p>
      <text:p text:style-name="P6"><text:span text:style-name="T1"/></text:p>
      <text:p text:style-name="P6"><text:span text:style-name="T1">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span></text:p>
      <text:p text:style-name="P6"><text:span text:style-name="T1"/></text:p>
      <text:p text:style-name="P6"><text:span text:style-name="T1">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importarlles a súa notificación. Máis insidiosamente, os padróns de uso dos teus clientes (a xente que </text:span><text:soft-page-break/><text:span text:style-name="T1">dirixe &lt;emphasis&gt;os teus&lt;/emphasis&gt; intereses no software) poden diferir dun xeito estatisticamente significativo dos padróns de uso do usuario medio da rúa. </text:span></text:p>
      <text:p text:style-name="P6"><text:span text:style-name="T1"/></text:p>
      <text:p text:style-name="P6"><text:span text:style-name="T1">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span></text:p>
      <text:p text:style-name="P6"><text:span text:style-name="T1"/></text:p>
      <text:p text:style-name="P6"><text:span text:style-name="T1">O núcleo da notificación de erros &lt;emphasis&gt;é&lt;/emphasis&gt;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span></text:p>
      <text:p text:style-name="P6"><text:span text:style-name="T1"/></text:p>
      <text:p text:style-name="P6"><text:span text:style-name="T1">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span></text:p>
      <text:p text:style-name="P6"><text:span text:style-name="T1"/></text:p>
      <text:p text:style-name="P6"><text:span text:style-name="T1">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span></text:p>
      <text:p text:style-name="P6"><text:span text:style-name="T1"/></text:p>
      <text:p text:style-name="P6"><text:span text:style-name="T1">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text:span><text:soft-page-break/><text:span text:style-name="T1">empresa cando for necesario, mais deberían usar a incidencia pública para a información que debería estar dispoñible por todo o mundo. </text:span></text:p>
      <text:p text:style-name="P6"><text:span text:style-name="T1"/></text:p>
      <text:p text:style-name="P6"><text:span text:style-name="T1">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span></text:p>
      <text:p text:style-name="P6"><text:span text:style-name="T1"/></text:p>
      <text:p text:style-name="P6"><text:span text:style-name="T1">Consellos legais e protección </text:span></text:p>
      <text:p text:style-name="P6"><text:span text:style-name="T1"/></text:p>
      <text:p text:style-name="P6"><text:span text:style-name="T1">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en &lt;xref linkend="legal"/&gt;.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span></text:p>
      <text:p text:style-name="P6"><text:span text:style-name="T1"/></text:p>
      <text:p text:style-name="P6"><text:span text:style-name="T1">Documentación e usabilidade </text:span></text:p>
      <text:p text:style-name="P6"><text:span text:style-name="T1"/></text:p>
      <text:p text:style-name="P6"><text:span text:style-name="T1">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span></text:p>
      <text:p text:style-name="P6"><text:span text:style-name="T1"/></text:p>
      <text:p text:style-name="P6"><text:span text:style-name="T1">Se a túa organización quere axudar a cubrir estas deficiencias nun proxecto, probablemente a mellor cousa que poida facer sexa contratar xente que &lt;emphasis&gt;non&lt;/emphasis&gt;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span></text:p>
      <text:p text:style-name="P6"><text:span text:style-name="T1"/></text:p>
      <text:p text:style-name="P6"><text:span text:style-name="T1">Porén, segue sendo necesario, para calquera que traballar nestes problemas, comunicarse cos desenvolvedores. Atopa xente suficientemente técnica para falar co equipo de codificación, mais non tan experta no software como para que non poida sentir empatía cos usuarios medios. </text:span></text:p>
      <text:p text:style-name="P6"><text:span text:style-name="T1"/></text:p>
      <text:p text:style-name="P6"><text:span text:style-name="T1">Un usuario de nivel medio probablemente sexa a persoa correcta para escribir unha boa documentación. De feito, despois de que a primeira edición deste libro foi publicada, recibín o seguinte correo electrónico dun desenvolvedor de software libre chamado Dirk Reiners: </text:span></text:p>
      <text:p text:style-name="P6"><text:span text:style-name="T1"/></text:p>
      <text:p text:style-name="P6"><text:span text:style-name="T1">Un comentario sobre diñeiro, documentación e usabilidade: cando nós tivemos </text:span></text:p>
      <text:p text:style-name="P6"><text:span text:style-name="T1">algúns cartos para gastar e decidimos que un titorial para principiantes era a peza </text:span></text:p>
      <text:p text:style-name="P6"><text:span text:style-name="T1">máis fundamental que necesitabamos, contratamos un usuario de nivel medio para </text:span></text:p>
      <text:p text:style-name="P6"><text:soft-page-break/><text:span text:style-name="T1">escribila. El recibira unha introdución ao sistema o bastante recente como para </text:span></text:p>
      <text:p text:style-name="P6"><text:span text:style-name="T1">lembrar os problemas, e como os tiña sufrido sabía como describilos. Isto </text:span></text:p>
      <text:p text:style-name="P6"><text:span text:style-name="T1">permitíalle escribir algo que necesitase só correccións menores polos </text:span></text:p>
      <text:p text:style-name="P6"><text:span text:style-name="T1"><text:s/>desenvolvedores principais para as cousas que aínda non tiña comprendido ben. </text:span></text:p>
      <text:p text:style-name="P6"><text:span text:style-name="T1"/></text:p>
      <text:p text:style-name="P6"><text:span text:style-name="T1">O seu caso foi mesmo mellor, dado que iniciara un grupo </text:span></text:p>
      <text:p text:style-name="P6"><text:span text:style-name="T1">de xente (estudantes) ao sistema, polo que combinou a experiencia de varias </text:span></text:p>
      <text:p text:style-name="P6"><text:span text:style-name="T1">persoas, o cal é algo que só foi unha afortunada coincidencia e probablemente sexa </text:span></text:p>
      <text:p text:style-name="P6"><text:span text:style-name="T1">difícil de conseguir na maioría dos casos. </text:span></text:p>
      <text:p text:style-name="P6"><text:span text:style-name="T1"/></text:p>
      <text:p text:style-name="P6"><text:span text:style-name="T1">Fornecendo aloxamento/largo de banda </text:span></text:p>
      <text:p text:style-name="P6"><text:span text:style-name="T1"/></text:p>
      <text:p text:style-name="P6"><text:span text:style-name="T1">Para un proxecto que non estiver a empregar aloxamento gratuíto (ver &lt;xref linkend="canned-hosting"/&gt;&lt;phrase output="printed"&gt; en &lt;xref linkend="technical-infrastructure"/&gt;&lt;/phrase&gt;),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span></text:p>
      <text:p text:style-name="P6"><text:span text:style-name="T1"/></text:p>
      <text:p text:style-name="P6"><text:span text:style-name="T1">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lt;emphasis&gt;algo&lt;/emphasis&gt;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span></text:p>
      <text:p text:style-name="P6"><text:span text:style-name="T1"/></text:p>
      <text:p text:style-name="P6"><text:span text:style-name="T1">&lt;title&gt;Mercadotecnia&lt;/title&gt; </text:span></text:p>
      <text:p text:style-name="P6"><text:span text:style-name="T1"/></text:p>
      <text:p text:style-name="P6"><text:span text:style-name="T1">Embora a maioría dos desenvolvedores de software libre probablemente odien admitilo, a mercadotecnia funciona. Unha boa campaña de marketing &lt;emphasis&gt;pode&lt;/emphasis&gt; 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lt;xref linkend="publicity"/&gt;&lt;phrase output="printed"&gt; en &lt;xref linkend="communications"/&gt;&lt;/phrase&gt;. </text:span></text:p>
      <text:p text:style-name="P6"><text:span text:style-name="T1"/></text:p>
      <text:p text:style-name="P6"><text:span text:style-name="T1">Recorda que estás sendo observado </text:span></text:p>
      <text:p text:style-name="P6"><text:span text:style-name="T1"/></text:p>
      <text:p text:style-name="P6"><text:span text:style-name="T1">Polo ben de manter ao teu carón a comunidade de desenvolvedores voluntarios, é &lt;emphasis&gt;moi&lt;/emphasis&gt; importante non dicires nada que non for certo. Revisa cada petición coidadosamente antes de facela, e dálle ao público os medios para revisar as túas peticións por si </text:span><text:soft-page-break/><text:span text:style-name="T1">mesmos. A revisión independente dos feitos é unha parte fundamental do software libre, e envolve máis que unicamente o código fonte. </text:span></text:p>
      <text:p text:style-name="P6"><text:span text:style-name="T1"><text:s/></text:span></text:p>
      <text:p text:style-name="P6"><text:span text:style-name="T1">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span></text:p>
      <text:p text:style-name="P6"><text:span text:style-name="T1"/></text:p>
      <text:p text:style-name="P6"><text:span text:style-name="T1">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span></text:p>
      <text:p text:style-name="P6"><text:span text:style-name="T1"/></text:p>
      <text:p text:style-name="P6"><text:span text:style-name="T1">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span></text:p>
      <text:p text:style-name="P6"><text:span text:style-name="T1"/></text:p>
      <text:p text:style-name="P6"><text:span text:style-name="T1">Algún tempo despois, fixeron outro anuncio. Aquí está o que dixeron, co nome e número de versión substituído por seudónimos: </text:span></text:p>
      <text:p text:style-name="P6"><text:span text:style-name="T1"><text:s/></text:span></text:p>
      <text:p text:style-name="P6"><text:span text:style-name="T1">É para nós un pracer anunciar que seguindo rigorosas testaxes pola Comunidade Singer, Singer&amp;nbsp;5 para Linux e Windows agora mesmo está listo para o seu uso en produción. </text:span></text:p>
      <text:p text:style-name="P6"><text:span text:style-name="T1"/></text:p>
      <text:p text:style-name="P6"><text:span text:style-name="T1">Curioso por saber que descubrira a comunidade na "testaxe rigorosa" volvín ao repositorio para ver a súa historia de mudanzas recentes. O proxecto aínda estaba na revisión 3. Aparentemente, non atoparan &lt;emphasis&gt;ningún&lt;/emphasis&gt; erro ou solución antes da publicación! Pensando que os resultados da testaxe da comunidade tiñan que ter sido gravados, a continuación examinei o notificador de erros. Había exactamente seis incidencias abertas, catro das cales estiveran abertas durante varios meses. </text:span></text:p>
      <text:p text:style-name="P6"><text:span text:style-name="T1"/></text:p>
      <text:p text:style-name="P6"><text:span text:style-name="T1">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span></text:p>
      <text:p text:style-name="P6"><text:span text:style-name="T1"/></text:p>
      <text:p text:style-name="P6"><text:soft-page-break/><text:span text:style-name="T1">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span></text:p>
      <text:p text:style-name="P6"><text:span text:style-name="T1"/></text:p>
      <text:p text:style-name="P6"><text:span text:style-name="T1">A transparencia e a verificabilidade tamén son unha parte importante dun correcto recoñecemento, por suposto. Revisa &lt;xref linkend="credit"/&gt;&lt;phrase output="printed"&gt; en &lt;xref linkend="managing-volunteers"/&gt;&lt;/phrase&gt; para profundizar. </text:span></text:p>
      <text:p text:style-name="P6"><text:span text:style-name="T1"><text:s/></text:span></text:p>
      <text:p text:style-name="P6"><text:span text:style-name="T1">Non confrontes produtos de código aberto </text:span></text:p>
      <text:p text:style-name="P6"><text:span text:style-name="T1"/></text:p>
      <text:p text:style-name="P6"><text:span text:style-name="T1">Abstente de dar opinións negativas sobre produtos competidores de código aberto É perfectamente lexítimo amosar &lt;emphasis&gt;feitos&lt;/emphasis&gt;&amp;mdash; 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lt;emphasis&gt;teu&lt;/emphasis&gt;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span></text:p>
      <text:p text:style-name="P6"><text:span text:style-name="T1"/></text:p>
      <text:p text:style-name="P6"><text:span text:style-name="T1">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falsas, aínda que é de esperar que ese tipo de cousas fosen descubertas máis cedo). Poderían rirse disto de cando en vez, como un xeito de tornar o resto da comunidade de desenvolvemento máis realista.</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29:33</dc:date>
    <dc:creator>Andrés Maneiro</dc:creator>
    <meta:editing-duration>PT00H50M38S</meta:editing-duration>
    <meta:editing-cycles>17</meta:editing-cycles>
    <meta:document-statistic meta:table-count="0" meta:image-count="0" meta:object-count="0" meta:page-count="17" meta:paragraph-count="132" meta:word-count="9800" meta:character-count="63805"/>
  </office:meta>
</office:document-meta>
</file>